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9.39mm"/>
    </style:style>
    <style:style style:name="co3" style:family="table-column">
      <style:table-column-properties fo:break-before="auto" style:column-width="144.87mm"/>
    </style:style>
    <style:style style:name="ro1" style:family="table-row">
      <style:table-row-properties style:row-height="6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5pt" style:font-size-asian="15pt" style:font-name-complex="Lohit Devanagari" style:font-name-asian="WenQuanYi Micro Hei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5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Количество элементов в массиве</text:p>
          </table:table-cell>
          <table:table-cell table:style-name="ce1" office:value-type="string" calcext:value-type="string">
            <text:p>Время выполнения алгоритма, с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Radix Sort <text:s text:c="15"/>Odd-even Sort <text:s text:c="9"/>Heap Sort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string" calcext:value-type="string">
            <text:p>0,000447 <text:s text:c="16"/>25,138265 <text:s text:c="16"/>0,044762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string" calcext:value-type="string">
            <text:p>0,000871 <text:s text:c="14"/>101,050695 <text:s text:c="16"/>0,145646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50000" calcext:value-type="float">
            <text:p>150000</text:p>
          </table:table-cell>
          <table:table-cell table:style-name="ce1" office:value-type="string" calcext:value-type="string">
            <text:p><text:span text:style-name="T1"> 0,001230               234,366749                 </text:span>0,205908 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string" calcext:value-type="string">
            <text:p>0,001791 <text:s text:c="14"/>429,314211 <text:s text:c="16"/>0,256798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50000" calcext:value-type="float">
            <text:p>250000</text:p>
          </table:table-cell>
          <table:table-cell table:style-name="ce1" office:value-type="string" calcext:value-type="string">
            <text:p>0,002278 <text:s text:c="14"/>660,047032 <text:s text:c="16"/>0,330330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300000" calcext:value-type="float">
            <text:p>300000</text:p>
          </table:table-cell>
          <table:table-cell table:style-name="ce1" office:value-type="string" calcext:value-type="string">
            <text:p>0,002258 <text:s text:c="14"/>945,948204 <text:s text:c="16"/>0,379679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350000" calcext:value-type="float">
            <text:p>350000</text:p>
          </table:table-cell>
          <table:table-cell table:style-name="ce1" office:value-type="string" calcext:value-type="string">
            <text:p>0,004251 <text:s text:c="12"/>1258,548721 <text:s text:c="16"/>0,491136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400000" calcext:value-type="float">
            <text:p>400000</text:p>
          </table:table-cell>
          <table:table-cell table:style-name="ce1" office:value-type="string" calcext:value-type="string">
            <text:p>0,003415 <text:s text:c="12"/>1671,282182 <text:s text:c="16"/>0,526339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450000" calcext:value-type="float">
            <text:p>450000</text:p>
          </table:table-cell>
          <table:table-cell table:style-name="ce1" office:value-type="string" calcext:value-type="string">
            <text:p>0,003341 <text:s text:c="12"/>2046,818246 <text:s text:c="16"/>0,591532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000" calcext:value-type="float">
            <text:p>500000</text:p>
          </table:table-cell>
          <table:table-cell table:style-name="ce1" office:value-type="string" calcext:value-type="string">
            <text:p>0,004312 <text:s text:c="12"/>2508,215556 <text:s text:c="16"/>0,704581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50000" calcext:value-type="float">
            <text:p>550000</text:p>
          </table:table-cell>
          <table:table-cell table:style-name="ce1" office:value-type="string" calcext:value-type="string">
            <text:p>0,005056 <text:s text:c="12"/>3095,156812 <text:s text:c="16"/>0,777384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00000" calcext:value-type="float">
            <text:p>600000</text:p>
          </table:table-cell>
          <table:table-cell table:style-name="ce1" office:value-type="string" calcext:value-type="string">
            <text:p>0,007318 <text:s text:c="12"/>3632,191828 <text:s text:c="16"/>0,843239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50000" calcext:value-type="float">
            <text:p>650000</text:p>
          </table:table-cell>
          <table:table-cell table:style-name="ce1" office:value-type="string" calcext:value-type="string">
            <text:p>0,006466 <text:s text:c="12"/>4285,586225 <text:s text:c="16"/>0,931121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700000" calcext:value-type="float">
            <text:p>700000</text:p>
          </table:table-cell>
          <table:table-cell office:value-type="string" calcext:value-type="string">
            <text:p><text:s text:c="13"/>0,006221 <text:s text:c="12"/>4914,856256 <text:s text:c="16"/>0,904083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string" calcext:value-type="string">
            <text:p><text:s text:c="13"/>0,006666 <text:s text:c="12"/>5689,492589 <text:s text:c="16"/>1,008136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string" calcext:value-type="string">
            <text:p><text:s text:c="13"/>0,007287 <text:s text:c="12"/>6449,955926 <text:s text:c="16"/>1,058073</text:p>
          </table:table-cell>
          <table:table-cell table:number-columns-repeated="10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string" calcext:value-type="string">
            <text:p><text:s text:c="13"/>0,007807 <text:s text:c="12"/>7245,459459 <text:s text:c="16"/>1,137425</text:p>
          </table:table-cell>
          <table:table-cell table:number-columns-repeated="102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900000" calcext:value-type="float">
            <text:p>900000</text:p>
          </table:table-cell>
          <table:table-cell office:value-type="string" calcext:value-type="string">
            <text:p><text:s text:c="13"/>0,008277 <text:s text:c="12"/>8145,592689 <text:s text:c="16"/>1,219918</text:p>
          </table:table-cell>
          <table:table-cell table:number-columns-repeated="102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950000" calcext:value-type="float">
            <text:p>950000</text:p>
          </table:table-cell>
          <table:table-cell office:value-type="string" calcext:value-type="string">
            <text:p><text:s text:c="13"/>0,008749 <text:s text:c="12"/>9048,125645 <text:s text:c="16"/>1,308025</text:p>
          </table:table-cell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000" calcext:value-type="float">
            <text:p>1000000</text:p>
          </table:table-cell>
          <table:table-cell office:value-type="string" calcext:value-type="string">
            <text:p><text:s text:c="13"/>0,009246 <text:s text:c="10"/>10056,595556 <text:s text:c="16"/>1,394660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Лист1.B1:Лист1.B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.00.0000</text:date>, <text:time style:data-style-name="N2" text:time-value="21:02:15.37120376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0:20:50.222642471</meta:creation-date>
    <dc:date>2019-03-28T22:04:45.126637155</dc:date>
    <meta:editing-duration>PT1H10M20S</meta:editing-duration>
    <meta:editing-cycles>5</meta:editing-cycles>
    <meta:generator>LibreOffice/6.0.6.2$Linux_x86 LibreOffice_project/00m0$Build-2</meta:generator>
    <meta:document-statistic meta:table-count="1" meta:cell-count="64" meta:object-count="0"/>
  </office:meta>
</office:document-meta>
</file>